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7.124cm" style:page-number="auto" table:align="left" style:writing-mode="lr-tb"/>
    </style:style>
    <style:style style:name="Tabella1.A" style:family="table-column">
      <style:table-column-properties style:column-width="8.56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6.828cm" fo:margin-left="0.125cm" table:align="left" style:writing-mode="lr-tb"/>
    </style:style>
    <style:style style:name="Tabella7.A" style:family="table-column">
      <style:table-column-properties style:column-width="6.08cm"/>
    </style:style>
    <style:style style:name="Tabella7.B" style:family="table-column">
      <style:table-column-properties style:column-width="2.921cm"/>
    </style:style>
    <style:style style:name="Tabella7.C" style:family="table-column">
      <style:table-column-properties style:column-width="7.826cm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Text_20_body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tyle="italic" style:text-underline-style="none" style:font-style-asian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style:font-size-asian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5" style:family="paragraph" style:parent-style-name="Standard">
      <style:paragraph-properties style:snap-to-layout-grid="false"/>
      <style:text-properties fo:font-size="11pt" style:font-size-asian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justify" style:justify-single-word="false" style:vertical-align="auto"/>
      <style:text-properties fo:font-size="11pt" style:font-size-asian="11pt"/>
    </style:style>
    <style:style style:name="P8" style:family="paragraph" style:parent-style-name="Standard">
      <style:text-properties fo:font-size="11pt" fo:font-weight="bold" style:font-size-asian="11pt" style:font-weight-asian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15" style:family="paragraph" style:parent-style-name="Standard">
      <style:paragraph-properties fo:line-height="200%"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color="#808080"/>
    </style:style>
    <style:style style:name="P17" style:family="paragraph" style:parent-style-name="Standard">
      <style:text-properties officeooo:paragraph-rsid="000ae735"/>
    </style:style>
    <style:style style:name="P18" style:family="paragraph" style:parent-style-name="Standard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19" style:family="paragraph" style:parent-style-name="Standard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0" style:family="paragraph" style:parent-style-name="Standard">
      <style:paragraph-properties fo:margin-left="0cm" fo:margin-right="1cm" fo:text-align="justify" style:justify-single-word="false" fo:text-indent="1.2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1" style:family="paragraph" style:parent-style-name="Standard">
      <style:paragraph-properties fo:margin-left="0cm" fo:margin-right="1cm" fo:text-align="justify" style:justify-single-word="false" fo:text-indent="1.249cm" style:auto-text-indent="false">
        <style:tab-stops>
          <style:tab-stop style:position="16.002cm"/>
        </style:tab-stops>
      </style:paragraph-properties>
    </style:style>
    <style:style style:name="P22" style:family="paragraph" style:parent-style-name="Standard" style:list-style-name="WW8Num3">
      <style:paragraph-properties fo:margin-left="1.401cm" fo:margin-right="1cm" fo:text-align="justify" style:justify-single-word="false" fo:text-indent="-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3" style:family="paragraph" style:parent-style-name="Standard">
      <style:paragraph-properties fo:margin-left="1.501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4" style:family="paragraph" style:parent-style-name="Standard">
      <style:paragraph-properties fo:margin-left="0cm" fo:margin-right="1cm" fo:text-align="justify" style:justify-single-word="false" fo:text-indent="0.7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6" style:family="paragraph" style:parent-style-name="Normale">
      <style:paragraph-properties fo:text-align="end" style:justify-single-word="false"/>
      <style:text-properties officeooo:paragraph-rsid="000ae735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ae735" style:font-size-asian="11pt" style:font-weight-asian="bold" style:font-size-complex="11pt"/>
    </style:style>
    <style:style style:name="P28" style:family="paragraph" style:parent-style-name="Normale">
      <style:text-properties fo:font-size="11pt" officeooo:paragraph-rsid="000ae735" style:font-size-asian="11pt"/>
    </style:style>
    <style:style style:name="P29" style:family="paragraph" style:parent-style-name="Normale">
      <style:text-properties officeooo:paragraph-rsid="000ae735"/>
    </style:style>
    <style:style style:name="P30" style:family="paragraph" style:parent-style-name="Rientro_20_corpo_20_del_20_testo_20_3">
      <style:paragraph-properties fo:margin-left="1.501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31" style:family="paragraph" style:parent-style-name="Heading_20_3">
      <style:paragraph-properties fo:line-height="100%"/>
    </style:style>
    <style:style style:name="P32" style:family="paragraph" style:parent-style-name="Text_20_body_20_indent">
      <style:paragraph-properties fo:margin-left="0cm" fo:margin-right="1cm" fo:text-indent="0.751cm" style:auto-text-indent="false">
        <style:tab-stops>
          <style:tab-stop style:position="16.002cm"/>
        </style:tab-stops>
      </style:paragraph-properties>
      <style:text-properties fo:font-size="11pt" style:text-underline-style="solid" style:text-underline-width="auto" style:text-underline-color="font-color" style:font-size-asian="11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00ae735" style:font-size-asian="12pt" style:font-weight-asian="bold"/>
    </style:style>
    <style:style style:name="T6" style:family="text">
      <style:text-properties fo:font-size="12pt" style:font-size-asian="12pt"/>
    </style:style>
    <style:style style:name="T7" style:family="text">
      <style:text-properties fo:font-size="8pt" fo:font-style="italic" style:font-size-asian="8pt" style:font-style-asian="italic"/>
    </style:style>
    <style:style style:name="T8" style:family="text">
      <style:text-properties fo:font-size="16pt" fo:font-style="italic" style:font-size-asian="16pt" style:font-style-asian="italic"/>
    </style:style>
    <style:style style:name="T9" style:family="text">
      <style:text-properties style:font-name="Arial" fo:font-style="italic" fo:font-weight="bold" style:font-style-asian="italic" style:font-weight-asian="bold" style:font-name-complex="Arial"/>
    </style:style>
    <style:style style:name="T10" style:family="text">
      <style:text-properties style:font-name="Arial" fo:font-style="italic" fo:font-weight="bold" style:font-name-asian="Arial" style:font-style-asian="italic" style:font-weight-asian="bold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3">Protocollo n.</text:p>
          </table:table-cell>
          <table:table-cell table:style-name="Tabella1.A1" office:value-type="string">
            <text:p text:style-name="P4">Savona, </text:p>
          </table:table-cell>
        </table:table-row>
      </table:table>
      <text:p text:style-name="P3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29"><text:span text:style-name="Car._20_predefinito_20_paragrafo"><text:span text:style-name="T3"/></text:span>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Sig. [richiedenti.nominativo;block=tbs:row;]</text:p>
            <text:p text:style-name="P27">[richiedenti.indirizzo]</text:p>
            <text:p text:style-name="P27">[richiedenti.cap] [richiedenti.comune] ([richiedenti.prov])</text:p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10">Legge n. 326/2003 e successive modificazioni – Legge Regionale n. 5/2004.</text:p>
            <text:p text:style-name="P9"><text:span text:style-name="T4">Richiesta di documentazione integrativa a Vs. istanza di sanatoria edilizi</text:span><text:span text:style-name="T5">a [numero] </text:span><text:span text:style-name="T4">presentata in data </text:span><text:span text:style-name="T5">[data_presentazione] </text:span><text:span text:style-name="T4">recepita in atti al prot. </text:span><text:span text:style-name="T5">[protocollo] del [data_protocollo] </text:span><text:span text:style-name="T4">riguardante </text:span><text:span text:style-name="T5">[oggetto]</text:span><text:span text:style-name="T4"> presso l’immobile sito in Savona, </text:span><text:span text:style-name="T5">[ubicazione].</text:span></text:p>
            <text:p text:style-name="P11"/>
          </table:table-cell>
        </table:table-row>
      </table:table>
      <text:p text:style-name="P20"/>
      <text:p text:style-name="P20"/>
      <text:p text:style-name="P21"><text:span text:style-name="T2">In relazione all’istanza di condono edilizio presentata dalla S.V. relativamente alle opere abusive in oggetto indicate, e successivo avvio di procedimento, con la presente si comunica che per il prosieguo istruttorio della stessa, occorre si fatta pervenire a codesto Comune, entro in </text:span><text:span text:style-name="T1">31 ottobre 2005</text:span><text:span text:style-name="T2">, la sottoindicata documentazione integrativa prevista dalla Legge:</text:span></text:p>
      <text:p text:style-name="P19"><text:s/></text:p>
      <text:p text:style-name="P19"/>
      <text:list xml:id="list5424823284250292917" text:style-name="WW8Num3">
        <text:list-item>
          <text:p text:style-name="P22">Dichiarazione sostitutiva di notorietà, da parte del richiedente in qualità di proprietario e/o avente causa, resa ai sensi dell’art.47.1 del D.P.R. 28/12/2000 n°445, relativamente ai reati pendenti e/o con condanne da sentenze passate in giudicato per delitti previsti dagli artt.416 bis, 648 bis – ter del Codice Penale, oltre all’epoca di realizzazione dell’opera abusiva aggetto di sanatoria;</text:p>
        </text:list-item>
      </text:list>
      <text:p text:style-name="P19"/>
      <text:list xml:id="list112725409158223" text:continue-numbering="true" text:style-name="WW8Num3">
        <text:list-item>
          <text:p text:style-name="P22">Dichiarazione sostitutiva di notorietà, da parte del richiedente in qualità di proprietario e/o avente causa, resa ai sensi dell’art.47.1 del D.P.R. 28/12/2000 n°445, con la quale venga attestato l’utilizzo dell’immobile e relative pertinenze come prima casa alla data del 31/03/2003;</text:p>
        </text:list-item>
      </text:list>
      <text:p text:style-name="P19"/>
      <text:list xml:id="list112725410163709" text:continue-numbering="true" text:style-name="WW8Num3">
        <text:list-item>
          <text:p text:style-name="P22">Per opere edilizie aventi cubatura superiore ai 450 mc si rimane in attesa di ricevere:</text:p>
        </text:list-item>
      </text:list>
      <text:p text:style-name="P23">- perizia giurata <text:s/>sulle dimensioni e sullo stato delle opere;</text:p>
      <text:p text:style-name="P30">- certificazione redatta da un tecnico abilitato all’esercizio della professione attestante l’idoneità <text:s text:c="2"/>statica delle opere eseguite;</text:p>
      <text:p text:style-name="P19"/>
      <text:list xml:id="list112725412160134" text:continue-numbering="true" text:style-name="WW8Num3">
        <text:list-item>
          <text:p text:style-name="P22">Dimostrazione delle superfici e dei volumi oggetto di sanatoria e del relativo calcolo dell’oblazione attraverso documentazione grafica debitamente quotata a firma di tecnico abilitato;</text:p>
        </text:list-item>
      </text:list>
      <text:p text:style-name="P19"/>
      <text:list xml:id="list112725413157347" text:continue-numbering="true" text:style-name="WW8Num3">
        <text:list-item>
          <text:p text:style-name="P22">Ricevute dei versamenti delle somme relative ai pagamenti degli oneri concessori, da versarsi sul C.C. Postale n°13298179 intestato al Comune di Savona – Tesoreria Comunale – o presso la Tesoreria Comunale. Causale: Oneri concessori Condono Edilizio n° ________;</text:p>
        </text:list-item>
      </text:list>
      <text:p text:style-name="P19"/>
      <text:list xml:id="list112725413147220" text:continue-numbering="true" text:style-name="WW8Num3">
        <text:list-item>
          <text:p text:style-name="P22"><text:soft-page-break/>Ricevuta di versamento della quota pari al 10% dell’oblazione prevista dall’art.1 L.R. n°5/2004, da versarsi su conto corrente postale n°526160 intestato a Regione Liguria – Tesoreria Regione Liguria;</text:p>
        </text:list-item>
      </text:list>
      <text:p text:style-name="P19"/>
      <text:list xml:id="list112725414164372" text:continue-numbering="true" text:style-name="WW8Num3">
        <text:list-item>
          <text:p text:style-name="P22">Ricevute dei versamenti delle somme dovute a titolo di oblazione, da versarsi sul C.C. Postale n°255000 intestato a Poste Italiane S.p.A. – il Comune ove è ubicato l’immobile – il numero progressivo del Condono – il codice fiscale del richiedente;</text:p>
        </text:list-item>
      </text:list>
      <text:p text:style-name="P19"/>
      <text:list xml:id="list112725415145672" text:continue-numbering="true" text:style-name="WW8Num3">
        <text:list-item>
          <text:p text:style-name="P22">Relazione descrittiva dell’opera edilizia abusiva (n°2 copie) redatta da un tecnico abilitato all’esercizio della professione;</text:p>
        </text:list-item>
      </text:list>
      <text:p text:style-name="P19"/>
      <text:list xml:id="list112725416140675" text:continue-numbering="true" text:style-name="WW8Num3">
        <text:list-item>
          <text:p text:style-name="P22">Elaborati grafici corredati di pianta, sezioni, prospetti e tavola di raffronto (n°2 copie): il tutto redatto da un tecnico abilitato all’esercizio della professione;</text:p>
        </text:list-item>
        <text:list-item>
          <text:p text:style-name="P22">Localizzazione dell’immobile oggetto di sanatoria attraverso presentazione di stralcio di mappa catastale scala 1:1000 o 1:2000 e stralcio do P.U.C.;</text:p>
        </text:list-item>
      </text:list>
      <text:p text:style-name="P19"/>
      <text:list xml:id="list112725417145529" text:continue-numbering="true" text:style-name="WW8Num3">
        <text:list-item>
          <text:p text:style-name="P22">Localizzazione dell’immobile oggetto di sanatoria attraverso presentazione degli stralci del Piano di Bacino quali:</text:p>
        </text:list-item>
      </text:list>
      <text:p text:style-name="P23">- stralcio della carta della suscettività al dissesto dei versanti;</text:p>
      <text:p text:style-name="P23">- stralcio della carta delle fasce di inondabilità;</text:p>
      <text:p text:style-name="P23">- stralcio della carta dei tratti d’alveo indagati;</text:p>
      <text:p text:style-name="P23">- stralcio della carta delle aree inondabili;</text:p>
      <text:p text:style-name="P23">- stralcio della carta degli interventi;</text:p>
      <text:p text:style-name="P23">- stralcio della carta del reticolo ideografico principale;</text:p>
      <text:p text:style-name="P23">- stralcio della carta delle fasce di riassetto fluviale,</text:p>
      <text:p text:style-name="P19"/>
      <text:list xml:id="list112725421168212" text:continue-numbering="true" text:style-name="WW8Num3">
        <text:list-item>
          <text:p text:style-name="P22">Documentazione fotografica (interna ed esterna) relativa all’immobile oggetto di sanatoria, con planimetria riportante i punti di vista dai quali sono state scattate le fotografie;</text:p>
        </text:list-item>
      </text:list>
      <text:p text:style-name="P19"/>
      <text:list xml:id="list112725422148160" text:continue-numbering="true" text:style-name="WW8Num3">
        <text:list-item>
          <text:p text:style-name="P22">Attestazione di avvenuta denuncia dell’opera abusiva all’Agenzia del Territorio di Savona, corredata di scheda planimetrica catastale;</text:p>
        </text:list-item>
      </text:list>
      <text:p text:style-name="P19"/>
      <text:list xml:id="list112725423158577" text:continue-numbering="true" text:style-name="WW8Num3">
        <text:list-item>
          <text:p text:style-name="P22">Autorizzazione rilasciata dagli Enti competenti alla tutela dei vincoli presenti sull’area interessata dalla sanatoria, ai sensi dell’art32 comma 43 della Legge n°326/2003 e dell’art.5 della L.R. n°5/2004;</text:p>
        </text:list-item>
      </text:list>
      <text:p text:style-name="P19"/>
      <text:list xml:id="list112725425141233" text:continue-numbering="true" text:style-name="WW8Num3">
        <text:list-item>
          <text:p text:style-name="P22">Parere della Regione Liguria, in merito alla tutela del vincolo ambientale L.R.; </text:p>
        </text:list-item>
      </text:list>
      <text:p text:style-name="P19"/>
      <text:list xml:id="list112725429147886" text:continue-numbering="true" text:style-name="WW8Num3">
        <text:list-item>
          <text:p text:style-name="P22">Parere della Provincia di Savona in merito alle zone vincolate dal Piano di Bacino;</text:p>
        </text:list-item>
      </text:list>
      <text:p text:style-name="P19"/>
      <text:list xml:id="list112725430160364" text:continue-numbering="true" text:style-name="WW8Num3">
        <text:list-item>
          <text:p text:style-name="P22">Certificazione, redatta da tecnico abilitato all’esercizio della professione di conformità degli impianti esistenti nell’immobile oggetto di sanatoria alla Legge n°46/1990;</text:p>
        </text:list-item>
      </text:list>
      <text:p text:style-name="P19"/>
      <text:list xml:id="list112725430156479" text:continue-numbering="true" text:style-name="WW8Num3">
        <text:list-item>
          <text:p text:style-name="P22">Dichiarazione in merito alla regolarità degli scarichi fognari;</text:p>
        </text:list-item>
      </text:list>
      <text:p text:style-name="P19"/>
      <text:list xml:id="list112725431150029" text:continue-numbering="true" text:style-name="WW8Num3">
        <text:list-item>
          <text:p text:style-name="P22">Certificato rilasciato dalla Regione Liguria Servizio Agroalimentare, a dimostrazione dell’esenzione al pagamento degli oneri concessori ai sensi della Legge, in quanto in possesso dei requisiti di imprenditore agricolo a titolo principale;</text:p>
        </text:list-item>
      </text:list>
      <text:p text:style-name="P19"/>
      <text:list xml:id="list112725432156289" text:continue-numbering="true" text:style-name="WW8Num3">
        <text:list-item>
          <text:p text:style-name="P22">Certificato di residenza, ai fini di eventuali detrazioni degli oneri di costruzione;</text:p>
        </text:list-item>
      </text:list>
      <text:p text:style-name="P19"/>
      <text:list xml:id="list112725433166016" text:continue-numbering="true" text:style-name="WW8Num3">
        <text:list-item>
          <text:p text:style-name="P22">Denuncia ai fini dell’imposta degli immobili di cui al D.Lgs 504/92;</text:p>
        </text:list-item>
      </text:list>
      <text:p text:style-name="P19"/>
      <text:list xml:id="list112725433165541" text:continue-numbering="true" text:style-name="WW8Num3">
        <text:list-item>
          <text:p text:style-name="P22">Denuncia ai fini della tassa per lo smaltimento dei rifiuti solidi urbani.</text:p>
        </text:list-item>
      </text:list>
      <text:p text:style-name="P19"><text:soft-page-break/></text:p>
      <text:p text:style-name="P19">L’Amministrazione Comunale si riserva la facoltà di poter richiedere eventuali integrazioni aggiuntive.</text:p>
      <text:p text:style-name="P19"/>
      <text:p text:style-name="P18"><text:span text:style-name="T2">Ai sensi dell’art.8 della Legge 241/90, con la presente nota si comunica l’avvio del procedimento di cui responsabile è l’Arch. Giovanna Macario</text:span></text:p>
      <text:p text:style-name="P1"><text:s text:c="10"/></text:p>
      <text:p text:style-name="P1"><text:s/>Si comunica che l’Ufficio Condono Edilizio è aperto al pubblico nei giorni di mercoledì e venerdì dalle ore 10,00 alle ore 12,30. </text:p>
      <text:p text:style-name="P32"/>
      <text:p text:style-name="P32"/>
      <text:p text:style-name="P24">Distinti saluti</text:p>
      <text:p text:style-name="P24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2"><text:span text:style-name="T2">Il Dirigente</text:span></text:p>
            <text:p text:style-name="P2"><text:span text:style-name="T2">Arch. Giovanna Macario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.4cm" fo:margin-right="0cm" fo:text-indent="0cm" style:auto-text-indent="false"/>
    </style:style>
    <style:style style:name="Rientro_20_corpo_20_del_20_testo_20_3" style:display-name="Rientro corpo del testo 3" style:family="paragraph" style:parent-style-name="Standard">
      <style:paragraph-properties fo:margin-left="1.501cm" fo:margin-right="0cm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>
      <style:text-properties style:font-name="Wingdings" fo:font-family="Wingdings" style:font-pitch="variable" style:font-charset="x-symbol" fo:font-size="10pt" fo:font-style="normal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St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6" style:family="table">
      <style:table-properties style:width="17.029cm" table:align="left" style:writing-mode="lr-tb"/>
    </style:style>
    <style:style style:name="Tabella6.A" style:family="table-column">
      <style:table-column-properties style:column-width="3.752cm"/>
    </style:style>
    <style:style style:name="Tabella6.B" style:family="table-column">
      <style:table-column-properties style:column-width="4.5cm"/>
    </style:style>
    <style:style style:name="Tabella6.C" style:family="table-column">
      <style:table-column-properties style:column-width="4.001cm"/>
    </style:style>
    <style:style style:name="Tabella6.D" style:family="table-column">
      <style:table-column-properties style:column-width="4.777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6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6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6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6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6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6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Heading_20_3">
      <style:paragraph-properties fo:line-height="100%"/>
    </style:style>
    <style:style style:name="MP4" style:family="paragraph" style:parent-style-name="Standard">
      <style:paragraph-properties fo:line-height="200%" fo:text-align="justify" style:justify-single-word="false"/>
    </style:style>
    <style:style style:name="MP5" style:family="paragraph" style:parent-style-name="Standard">
      <style:paragraph-properties fo:text-align="justify" style:justify-single-word="false"/>
      <style:text-properties fo:color="#808080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fo:font-size="16pt" fo:font-style="italic" style:font-size-asian="16pt" style:font-style-asian="italic"/>
    </style:style>
    <style:style style:name="MT2" style:family="text">
      <style:text-properties style:font-name="Arial" fo:font-style="italic" fo:font-weight="bold" style:font-name-asian="Arial" style:font-style-asian="italic" style:font-weight-asian="bold" style:font-name-complex="Arial"/>
    </style:style>
    <style:style style:name="MT3" style:family="text">
      <style:text-properties style:font-name="Arial" fo:font-style="italic" fo:font-weight="bold" style:font-style-asian="italic" style:font-weight-asian="bold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65cm" fo:margin-bottom="0.967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/>
        <text:p text:style-name="Header"/>
        <text:p text:style-name="Header"><draw:frame draw:style-name="Mfr1" draw:name="Cornice1" text:anchor-type="char" svg:x="2.316cm" svg:y="0.275cm" svg:width="14.734cm" svg:height="3.558cm" draw:z-index="0"><draw:text-box><text:p text:style-name="MP1">Comune di Savona <text:s text:c="16"/></text:p><text:p text:style-name="MP2"><text:span text:style-name="MT1">Settore Pianificazione Territoriale</text:span></text:p><text:h text:style-name="MP3" text:outline-level="3">Ufficio Condono Edilizio <text:s text:c="64"/></text:h><text:p text:style-name="MP4"><text:span text:style-name="MT2"><text:s text:c="106"/></text:span><text:span text:style-name="MT3">RACCOMANDATA A.R.</text:span></text:p><text:p text:style-name="MP5"/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row table:style-name="Tabella6.1">
            <table:table-cell table:style-name="Tabella6.A1" office:value-type="string">
              <text:p text:style-name="MP6">Struttura:</text:p>
            </table:table-cell>
            <table:table-cell table:style-name="Tabella6.B1" office:value-type="string">
              <text:p text:style-name="MP6">Servizio Condono Edilizio</text:p>
            </table:table-cell>
            <table:table-cell table:style-name="Tabella6.B1" office:value-type="string">
              <text:p text:style-name="MP6">Responsabile del procedimento</text:p>
            </table:table-cell>
            <table:table-cell table:style-name="Tabella6.D1" office:value-type="string">
              <text:p text:style-name="MP6">Arch.. Giovanna Macario</text:p>
            </table:table-cell>
          </table:table-row>
          <table:table-row table:style-name="Tabella6.1">
            <table:table-cell table:style-name="Tabella6.A2" office:value-type="string">
              <text:p text:style-name="MP7"/>
            </table:table-cell>
            <table:table-cell table:style-name="Tabella6.B2" office:value-type="string">
              <text:p text:style-name="MP6">corso Italia 19 <text:s text:c="3"/>- <text:s text:c="3"/>17100 <text:s/>Savona</text:p>
            </table:table-cell>
            <table:table-cell table:style-name="Tabella6.B2" office:value-type="string">
              <text:p text:style-name="MP6">Istruttore:</text:p>
            </table:table-cell>
            <table:table-cell table:style-name="Tabella6.D2" office:value-type="string">
              <text:p text:style-name="MP6">Geom. Silvano Salerno</text:p>
            </table:table-cell>
          </table:table-row>
          <table:table-row table:style-name="Tabella6.1">
            <table:table-cell table:style-name="Tabella6.A3" office:value-type="string">
              <text:p text:style-name="MP7"/>
            </table:table-cell>
            <table:table-cell table:style-name="Tabella6.B3" office:value-type="string">
              <text:p text:style-name="MP6">tel. <text:s/>019-8310296</text:p>
              <text:p text:style-name="MP6">telefax 019-8310356</text:p>
            </table:table-cell>
            <table:table-cell table:style-name="Tabella6.B3" office:value-type="string">
              <text:p text:style-name="MP6">Orario:</text:p>
            </table:table-cell>
            <table:table-cell table:style-name="Tabella6.D3" office:value-type="string">
              <text:p text:style-name="MP6">mercoledì e venerdì ore 10:00 - 12:30</text:p>
              <text:p text:style-name="MP6"/>
            </table:table-cell>
          </table:table-row>
        </table:table>
        <text:p text:style-name="Footer"/>
        <text:p text:style-name="Footer"/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truttura:</text:p>
            </table:table-cell>
            <table:table-cell table:style-name="Tabella5.B1" office:value-type="string">
              <text:p text:style-name="MP6">Servizio Condono Edilizio</text:p>
            </table:table-cell>
            <table:table-cell table:style-name="Tabella5.B1" office:value-type="string">
              <text:p text:style-name="MP6">Responsabile del procedimento</text:p>
            </table:table-cell>
            <table:table-cell table:style-name="Tabella5.D1" office:value-type="string">
              <text:p text:style-name="MP6">Arch.. Giovanna Macario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6">corso Italia 19 <text:s text:c="3"/>- <text:s text:c="3"/>17100 <text:s/>Savona</text:p>
            </table:table-cell>
            <table:table-cell table:style-name="Tabella5.B2" office:value-type="string">
              <text:p text:style-name="MP6">Istruttore:</text:p>
            </table:table-cell>
            <table:table-cell table:style-name="Tabella5.D2" office:value-type="string">
              <text:p text:style-name="MP6">Geom. Silvano Salerno</text:p>
            </table:table-cell>
          </table:table-row>
          <table:table-row table:style-name="Tabella5.1">
            <table:table-cell table:style-name="Tabella5.A3" office:value-type="string">
              <text:p text:style-name="MP7"/>
            </table:table-cell>
            <table:table-cell table:style-name="Tabella5.B3" office:value-type="string">
              <text:p text:style-name="MP6">tel. <text:s/>019-8310296</text:p>
              <text:p text:style-name="MP6">telefax 019-8310356</text:p>
            </table:table-cell>
            <table:table-cell table:style-name="Tabella5.B3" office:value-type="string">
              <text:p text:style-name="MP6">Orario:</text:p>
            </table:table-cell>
            <table:table-cell table:style-name="Tabella5.D3" office:value-type="string">
              <text:p text:style-name="MP6">mercoledì e venerdì ore 10:00 - 12:30</text:p>
              <text:p text:style-name="MP6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18:50.071000000</meta:creation-date>
    <dc:date>2014-04-15T11:27:25.271000000</dc:date>
    <meta:print-date>2005-06-03T12:10:00</meta:print-date>
    <meta:editing-cycles>4</meta:editing-cycles>
    <meta:editing-duration>PT8M</meta:editing-duration>
    <meta:generator>LibreOffice/4.1.4.2$Windows_x86 LibreOffice_project/0a0440ccc0227ad9829de5f46be37cfb6edcf72</meta:generator>
    <meta:document-statistic meta:table-count="6" meta:image-count="0" meta:object-count="1" meta:page-count="3" meta:paragraph-count="75" meta:word-count="840" meta:character-count="6234" meta:non-whitespace-character-count="5258"/>
  </office:meta>
</office:document-meta>
</file>